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82907a" officeooo:paragraph-rsid="0082907a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ext_20_body">
      <style:text-properties officeooo:rsid="00871794" officeooo:paragraph-rsid="00871794"/>
    </style:style>
    <style:style style:name="P13" style:family="paragraph" style:parent-style-name="Text_20_body">
      <style:text-properties officeooo:rsid="00878c41" officeooo:paragraph-rsid="00878c41"/>
    </style:style>
    <style:style style:name="P14" style:family="paragraph" style:parent-style-name="Text_20_body">
      <style:text-properties officeooo:rsid="008e6fde" officeooo:paragraph-rsid="008e6fde"/>
    </style:style>
    <style:style style:name="P15" style:family="paragraph" style:parent-style-name="Text_20_body">
      <style:text-properties officeooo:rsid="008ee829" officeooo:paragraph-rsid="008ee829"/>
    </style:style>
    <style:style style:name="P16" style:family="paragraph" style:parent-style-name="Text_20_body">
      <style:text-properties officeooo:rsid="00923427" officeooo:paragraph-rsid="00923427"/>
    </style:style>
    <style:style style:name="P17" style:family="paragraph" style:parent-style-name="Text_20_body">
      <style:text-properties officeooo:rsid="009817d4" officeooo:paragraph-rsid="009817d4"/>
    </style:style>
    <style:style style:name="P18" style:family="paragraph" style:parent-style-name="Text_20_body">
      <style:text-properties officeooo:rsid="0098a826" officeooo:paragraph-rsid="0098a826"/>
    </style:style>
    <style:style style:name="P19" style:family="paragraph" style:parent-style-name="Standard" style:master-page-name="First_20_Page">
      <style:paragraph-properties style:page-number="auto"/>
      <style:text-properties officeooo:paragraph-rsid="00107d8e"/>
    </style:style>
    <style:style style:name="P20" style:family="paragraph" style:parent-style-name="Text_20_body">
      <style:text-properties officeooo:rsid="009b2fd4" officeooo:paragraph-rsid="009b2fd4"/>
    </style:style>
    <style:style style:name="P21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22" style:family="paragraph" style:parent-style-name="Heading_20_1">
      <style:paragraph-properties fo:break-before="pag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8740e2"/>
    </style:style>
    <style:style style:name="T5" style:family="text">
      <style:text-properties officeooo:rsid="008ee829"/>
    </style:style>
    <style:style style:name="T6" style:family="text">
      <style:text-properties officeooo:rsid="0090a9b5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7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6" svg:width="16.431cm" svg:height="1.879cm" svg:x="0.219cm" svg:y="5.244cm"><draw:text-box><text:p text:style-name="P23"><text:span text:style-name="T9">Politechnika Krakowska</text:span></text:p></draw:text-box></draw:frame><draw:frame text:anchor-type="paragraph" draw:z-index="1" draw:name="Shape2" draw:style-name="gr2" draw:text-style-name="P25" svg:width="16.458cm" svg:height="1.625cm" svg:x="0.219cm" svg:y="7.123cm"><draw:text-box><text:p text:style-name="P23"><text:span text:style-name="T7">Wydział Inżynierii Elektrycznej i Komputerowej</text:span></text:p></draw:text-box></draw:frame><draw:frame text:anchor-type="paragraph" draw:z-index="2" draw:name="Shape3" draw:style-name="gr1" draw:text-style-name="P24" svg:width="16.431cm" svg:height="1.221cm" svg:x="0.245cm" svg:y="8.747cm"><draw:text-box><text:p text:style-name="P23"><text:span text:style-name="T7">Sprawozdanie</text:span><text:span text:style-name="T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10"><text:a xlink:type="simple" xlink:href="#__RefHeading___Toc2195_392793262" text:style-name="Index_20_Link" text:visited-style-name="Index_20_Link">(1) Warunki sortowania: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6</text:a></text:p>
          <text:p text:style-name="P9"><text:a xlink:type="simple" xlink:href="#__RefHeading___Toc2664_4068231033" text:style-name="Index_20_Link" text:visited-style-name="Index_20_Link">Opis programu<text:tab/>7</text:a></text:p>
          <text:p text:style-name="P9"><text:a xlink:type="simple" xlink:href="#__RefHeading___Toc2666_4068231033" text:style-name="Index_20_Link" text:visited-style-name="Index_20_Link">Wnioski<text:tab/>8</text:a></text:p>
        </text:index-body>
      </text:table-of-content>
      <text:p text:style-name="P2"/>
      <text:h text:style-name="P21" text:outline-level="1"><text:bookmark-start text:name="__RefHeading___Toc2654_4068231033"/>Poleceni<text:span text:style-name="T3">e</text:span><text:bookmark-end text:name="__RefHeading___Toc2654_4068231033"/></text:h>
      <text:p text:style-name="P17">Korzystając z funkcji srand() i rand() napisać kod programu generowania liczb pseudolosowych na podstawie, których zapisać do pliku tekstowego macierz liczb całkowitych <draw:frame draw:style-name="fr1" draw:name="Obiekt1" text:anchor-type="as-char" svg:y="-0.377cm" svg:width="1.626cm" svg:height="0.531cm" draw:z-index="3"><draw:object xlink:href="./Object 1" xlink:type="simple" xlink:show="embed" xlink:actuate="onLoad"/><draw:image xlink:href="./ObjectReplacements/Object 1" xlink:type="simple" xlink:show="embed" xlink:actuate="onLoad"/></draw:frame>o wymiarach <draw:frame draw:style-name="fr1" draw:name="Obiekt2" text:anchor-type="as-char" svg:y="-0.377cm" svg:width="1.409cm" svg:height="0.467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. Maksymalna wartość <draw:frame draw:style-name="fr1" draw:name="Obiekt3" text:anchor-type="as-char" svg:y="-0.386cm" svg:width="2.568cm" svg:height="0.542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. Ciąg liczb pseudolosowych powinien być uzależniony od numeru zadania na liście. Następnie posortować macierz liczb całkowitych <draw:frame draw:style-name="fr1" draw:name="Obiekt4" text:anchor-type="as-char" svg:y="-0.377cm" svg:width="1.626cm" svg:height="0.531cm" draw:z-index="6"><draw:object xlink:href="./Object 4" xlink:type="simple" xlink:show="embed" xlink:actuate="onLoad"/><draw:image xlink:href="./ObjectReplacements/Object 4" xlink:type="simple" xlink:show="embed" xlink:actuate="onLoad"/><svg:desc>formuła</svg:desc></draw:frame><text:s/>metodą sortowania szybkiego i wyniki zapisać do pliku tekstowego.</text:p>
      <text:h text:style-name="Heading_20_2" text:outline-level="2"><text:bookmark-start text:name="__RefHeading___Toc2195_392793262"/>Warunki sortowania:<text:bookmark-end text:name="__RefHeading___Toc2195_392793262"/></text:h>
      <text:p text:style-name="P18">Posortować elementy kolumn od maksymalnego do minimalnego.</text:p>
      <text:h text:style-name="P22" text:outline-level="1"><text:bookmark-start text:name="__RefHeading___Toc2660_4068231033"/>Kod programu<text:bookmark-end text:name="__RefHeading___Toc2660_4068231033"/></text:h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Generate matrix 10x10 of random numbers;</text:span></text:p>
      <text:p text:style-name="CodeC"><text:span text:style-name="_5f_OOoComputerSpecial"><text:s text:c="2"/></text:span><text:span text:style-name="_5f_OOoComputerComment">* Save it to a txt file</text:span></text:p>
      <text:p text:style-name="CodeC"><text:span text:style-name="_5f_OOoComputerSpecial"><text:s text:c="2"/></text:span><text:span text:style-name="_5f_OOoComputerComment">* Sort the matrix regarding each column's elements' values, in descending order</text:span></text:p>
      <text:p text:style-name="CodeC"><text:span text:style-name="_5f_OOoComputerSpecial"><text:s text:c="2"/></text:span><text:span text:style-name="_5f_OOoComputerComment">* Append sorted results to the file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Generate random numbers from this seed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SEED</text:span><text:span text:style-name="_5f_OOoComputerSpecial"> </text:span><text:span text:style-name="_5f_OOoComputerLiteral">62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void</text:span><text:span text:style-name="_5f_OOoComputerSpecial"> </text:span><text:span text:style-name="_5f_OOoComputerIdent">randomNumbersMatrix</text:span><text:span text:style-name="_5f_OOoComputerSpecial">(</text:span><text:span text:style-name="_5f_OOoComputerKeyWord">int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aveMatrixToFile</text:span><text:span text:style-name="_5f_OOoComputerSpecial">(</text:span><text:span text:style-name="_5f_OOoComputerKeyWord">int</text:span><text:span text:style-name="_5f_OOoComputerSpecial"> [][</text:span><text:span text:style-name="_5f_OOoComputerLiteral">10</text:span><text:span text:style-name="_5f_OOoComputerSpecial">], </text:span><text:span text:style-name="_5f_OOoComputerKeyWord">char</text:span><text:span text:style-name="_5f_OOoComputerSpecial"> *, </text:span><text:span text:style-name="_5f_OOoComputerKeyWord">char</text:span><text:span text:style-name="_5f_OOoComputerSpecial"> *, </text:span><text:span text:style-name="_5f_OOoComputerKeyWord">char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sortColumns</text:span><text:span text:style-name="_5f_OOoComputerSpecial">(</text:span><text:span text:style-name="_5f_OOoComputerKeyWord">int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Matrix 10x10 of random number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randomNumbers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ave matrix of random values */</text:span></text:p>
      <text:p text:style-name="CodeC"><text:span text:style-name="_5f_OOoComputerSpecial"><text:s text:c="2"/></text:span><text:span text:style-name="_5f_OOoComputerIdent">saveMatrixToFile</text:span><text:span text:style-name="_5f_OOoComputerSpecial">(</text:span></text:p>
      <text:p text:style-name="CodeC"><text:span text:style-name="_5f_OOoComputerSpecial"><text:s text:c="4"/></text:span><text:span text:style-name="_5f_OOoComputerIdent">matrix</text:span><text:span text:style-name="_5f_OOoComputerSpecial">,</text:span></text:p>
      <text:p text:style-name="CodeC"><text:span text:style-name="_5f_OOoComputerSpecial"><text:s text:c="4"/></text:span><text:span text:style-name="_5f_OOoComputerLiteral">"results.txt"</text:span><text:span text:style-name="_5f_OOoComputerSpecial">,</text:span></text:p>
      <text:p text:style-name="CodeC"><text:span text:style-name="_5f_OOoComputerSpecial"><text:s text:c="4"/></text:span><text:span text:style-name="_5f_OOoComputerLiteral">"w"</text:span><text:span text:style-name="_5f_OOoComputerSpecial">,</text:span></text:p>
      <text:p text:style-name="CodeC"><text:span text:style-name="_5f_OOoComputerSpecial"><text:s text:c="4"/></text:span><text:span text:style-name="_5f_OOoComputerLiteral">"Matrix 10x10 of random numbers:\n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ortColumns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ave matrix of sorted values */</text:span></text:p>
      <text:p text:style-name="CodeC"><text:span text:style-name="_5f_OOoComputerSpecial"><text:s text:c="2"/></text:span><text:span text:style-name="_5f_OOoComputerIdent">saveMatrixToFile</text:span><text:span text:style-name="_5f_OOoComputerSpecial">(</text:span></text:p>
      <text:p text:style-name="CodeC"><text:span text:style-name="_5f_OOoComputerSpecial"><text:s text:c="4"/></text:span><text:span text:style-name="_5f_OOoComputerIdent">matrix</text:span><text:span text:style-name="_5f_OOoComputerSpecial">,</text:span></text:p>
      <text:p text:style-name="CodeC"><text:span text:style-name="_5f_OOoComputerSpecial"><text:s text:c="4"/></text:span><text:span text:style-name="_5f_OOoComputerLiteral">"results.txt"</text:span><text:span text:style-name="_5f_OOoComputerSpecial">,</text:span></text:p>
      <text:p text:style-name="CodeC"><text:span text:style-name="_5f_OOoComputerSpecial"><text:s text:c="4"/></text:span><text:span text:style-name="_5f_OOoComputerLiteral">"a"</text:span><text:span text:style-name="_5f_OOoComputerSpecial">,</text:span></text:p>
      <text:p text:style-name="CodeC"><text:span text:style-name="_5f_OOoComputerSpecial"><text:s text:c="4"/></text:span><text:span text:style-name="_5f_OOoComputerLiteral">"Matrix 10x10 of numbers sorted in descending order:\n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Generate a matrix filled with random numbers */</text:span></text:p>
      <text:p text:style-name="CodeC"><text:span text:style-name="_5f_OOoComputerKeyWord">void</text:span><text:span text:style-name="_5f_OOoComputerSpecial"> </text:span><text:span text:style-name="_5f_OOoComputerIdent">randomNumbersMatrix</text:span><text:span text:style-name="_5f_OOoComputerSpecial">(</text:span><text:span text:style-name="_5f_OOoComputerKeyWord">int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Ident">srand</text:span><text:span text:style-name="_5f_OOoComputerSpecial">(</text:span><text:span text:style-name="_5f_OOoComputerIdent">SEED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rand</text:span><text:span text:style-name="_5f_OOoComputerSpecial">() % </text:span><text:span text:style-name="_5f_OOoComputerLiteral">100</text:span><text:span text:style-name="_5f_OOoComputerSpecial">;</text:span></text:p>
      <text:p text:style-name="CodeC"><text:span text:style-name="_5f_OOoComputerSpecial">}</text:span></text:p>
      <text:p text:style-name="CodeC"><text:soft-page-break/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aves specified array to a file. Takes the matrix, file name, mode in which file should be saved (e.g. "r"), message to label the data in the file. */</text:span></text:p>
      <text:p text:style-name="CodeC"><text:span text:style-name="_5f_OOoComputerKeyWord">void</text:span><text:span text:style-name="_5f_OOoComputerSpecial"> </text:span><text:span text:style-name="_5f_OOoComputerIdent">saveMatrixToFile</text:span><text:span text:style-name="_5f_OOoComputerSpecial">(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name</text:span><text:span text:style-name="_5f_OOoComputerSpecial">,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mode</text:span><text:span text:style-name="_5f_OOoComputerSpecial">,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msg</text:span><text:span text:style-name="_5f_OOoComputerSpecial">) {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Ident">mod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Matrix entir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Ident">msg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6i"</text:span><text:span text:style-name="_5f_OOoComputerSpecial">,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\n"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\n"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Can not open the file.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Exchange values of two variables of an array */</text:span></text:p>
      <text:p text:style-name="CodeC"><text:span text:style-name="_5f_OOoComputerKeyWord">void</text:span><text:span text:style-name="_5f_OOoComputerSpecial"> </text:span><text:span text:style-name="_5f_OOoComputerIdent">exch</text:span><text:span text:style-name="_5f_OOoComputerSpecial">(</text:span><text:span text:style-name="_5f_OOoComputerKeyWord">int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m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temp</text:span><text:span text:style-name="_5f_OOoComputerSpecial"> = </text:span><text:span text:style-name="_5f_OOoComputerIdent">v</text:span><text:span text:style-name="_5f_OOoComputerSpecial">[</text:span><text:span text:style-name="_5f_OOoComputerIdent">n</text:span><text:span text:style-name="_5f_OOoComputerSpecial">];</text:span></text:p>
      <text:p text:style-name="CodeC"><text:span text:style-name="_5f_OOoComputerSpecial"><text:s text:c="2"/></text:span><text:span text:style-name="_5f_OOoComputerIdent">v</text:span><text:span text:style-name="_5f_OOoComputerSpecial">[</text:span><text:span text:style-name="_5f_OOoComputerIdent">n</text:span><text:span text:style-name="_5f_OOoComputerSpecial">] = </text:span><text:span text:style-name="_5f_OOoComputerIdent">v</text:span><text:span text:style-name="_5f_OOoComputerSpecial">[</text:span><text:span text:style-name="_5f_OOoComputerIdent">m</text:span><text:span text:style-name="_5f_OOoComputerSpecial">];</text:span></text:p>
      <text:p text:style-name="CodeC"><text:span text:style-name="_5f_OOoComputerSpecial"><text:s text:c="2"/></text:span><text:span text:style-name="_5f_OOoComputerIdent">v</text:span><text:span text:style-name="_5f_OOoComputerSpecial">[</text:span><text:span text:style-name="_5f_OOoComputerIdent">m</text:span><text:span text:style-name="_5f_OOoComputerSpecial">]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Return true when first number is greater than the second */</text:span></text:p>
      <text:p text:style-name="CodeC"><text:span text:style-name="_5f_OOoComputerKeyWord">short</text:span><text:span text:style-name="_5f_OOoComputerSpecial"> </text:span><text:span text:style-name="_5f_OOoComputerIdent">compare</text:span><text:span text:style-name="_5f_OOoComputerSpecial">(</text:span><text:span text:style-name="_5f_OOoComputerKeyWord">int</text:span><text:span text:style-name="_5f_OOoComputerSpecial"> </text:span><text:span text:style-name="_5f_OOoComputerIdent">a</text:span><text:span text:style-name="_5f_OOoComputerSpecial">, </text:span><text:span text:style-name="_5f_OOoComputerKeyWord">int</text:span><text:span text:style-name="_5f_OOoComputerSpecial"> </text:span><text:span text:style-name="_5f_OOoComputerIdent">b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(</text:span><text:span text:style-name="_5f_OOoComputerIdent">a</text:span><text:span text:style-name="_5f_OOoComputerSpecial"> - </text:span><text:span text:style-name="_5f_OOoComputerIdent">b</text:span><text:span text:style-name="_5f_OOoComputerSpecial">) &gt; </text:span><text:span text:style-name="_5f_OOoComputerLiteral">0</text:span><text:span text:style-name="_5f_OOoComputerSpecial">; </text:span><text:span text:style-name="_5f_OOoComputerComment">// True when a &gt; b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Logic for quicksort. Performs exchanges in two cases: value on the side of the pivot, where it should be smaller than the piot is higher or vice versa; or new pivot is exchanged with the previous one (because it hasn't been compared yet).</text:span></text:p>
      <text:p text:style-name="CodeC"><text:span text:style-name="_5f_OOoComputerSpecial"><text:s text:c="2"/></text:span><text:span text:style-name="_5f_OOoComputerComment">* Parameters: array to sort, index of a value that should be smaller, index of value that should be higher</text:span></text:p>
      <text:p text:style-name="CodeC"><text:span text:style-name="_5f_OOoComputerComment">*/</text:span></text:p>
      <text:p text:style-name="CodeC"><text:span text:style-name="_5f_OOoComputerKeyWord">int</text:span><text:span text:style-name="_5f_OOoComputerSpecial"> </text:span><text:span text:style-name="_5f_OOoComputerIdent">partition</text:span><text:span text:style-name="_5f_OOoComputerSpecial">(</text:span><text:span text:style-name="_5f_OOoComputerKeyWord">int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lo</text:span><text:span text:style-name="_5f_OOoComputerSpecial">, </text:span><text:span text:style-name="_5f_OOoComputerKeyWord">int</text:span><text:span text:style-name="_5f_OOoComputerSpecial"> </text:span><text:span text:style-name="_5f_OOoComputerIdent">hi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dex of an element with higher value than pivot, on the side, where elements' values are ought to be low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Ident">lo</text:span><text:span text:style-name="_5f_OOoComputerSpecial">;</text:span></text:p>
      <text:p text:style-name="CodeC"><text:soft-page-break/><text:span text:style-name="_5f_OOoComputerSpecial"><text:s text:c="2"/></text:span><text:span text:style-name="_5f_OOoComputerComment">/*</text:span><text:span text:style-name="_5f_OOoComputerSpecial"> </text:span><text:span text:style-name="_5f_OOoComputerComment">Index of an element with lower value than pivot, on the side, where elements' values are ought to be high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Ident">hi</text:span><text:span text:style-name="_5f_OOoComputerSpecial">+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ivot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tem</text:span><text:span text:style-name="_5f_OOoComputerSpecial"> = </text:span><text:span text:style-name="_5f_OOoComputerIdent">v</text:span><text:span text:style-name="_5f_OOoComputerSpecial">[</text:span><text:span text:style-name="_5f_OOoComputerIdent">lo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Literal">1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earch for the i */</text:span></text:p>
      <text:p text:style-name="CodeC"><text:span text:style-name="_5f_OOoComputerSpecial"><text:s text:c="4"/></text:span><text:span text:style-name="_5f_OOoComputerKeyWord">while</text:span><text:span text:style-name="_5f_OOoComputerSpecial"> (</text:span><text:span text:style-name="_5f_OOoComputerIdent">compare</text:span><text:span text:style-name="_5f_OOoComputerSpecial">(</text:span><text:span text:style-name="_5f_OOoComputerIdent">v</text:span><text:span text:style-name="_5f_OOoComputerSpecial">[++</text:span><text:span text:style-name="_5f_OOoComputerIdent">i</text:span><text:span text:style-name="_5f_OOoComputerSpecial">], </text:span><text:span text:style-name="_5f_OOoComputerIdent">item</text:span><text:span text:style-name="_5f_OOoComputerSpecial">)) </text:span><text:span text:style-name="_5f_OOoComputerKeyWord">if</text:span><text:span text:style-name="_5f_OOoComputerSpecial"> (</text:span><text:span text:style-name="_5f_OOoComputerIdent">i</text:span><text:span text:style-name="_5f_OOoComputerSpecial"> == </text:span><text:span text:style-name="_5f_OOoComputerIdent">hi</text:span><text:span text:style-name="_5f_OOoComputerSpecial">) 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earch for the j */</text:span></text:p>
      <text:p text:style-name="CodeC"><text:span text:style-name="_5f_OOoComputerSpecial"><text:s text:c="4"/></text:span><text:span text:style-name="_5f_OOoComputerKeyWord">while</text:span><text:span text:style-name="_5f_OOoComputerSpecial"> (</text:span><text:span text:style-name="_5f_OOoComputerIdent">compare</text:span><text:span text:style-name="_5f_OOoComputerSpecial">(</text:span><text:span text:style-name="_5f_OOoComputerIdent">item</text:span><text:span text:style-name="_5f_OOoComputerSpecial">, </text:span><text:span text:style-name="_5f_OOoComputerIdent">v</text:span><text:span text:style-name="_5f_OOoComputerSpecial">[--</text:span><text:span text:style-name="_5f_OOoComputerIdent">j</text:span><text:span text:style-name="_5f_OOoComputerSpecial">])) </text:span><text:span text:style-name="_5f_OOoComputerKeyWord">if</text:span><text:span text:style-name="_5f_OOoComputerSpecial"> (</text:span><text:span text:style-name="_5f_OOoComputerIdent">j</text:span><text:span text:style-name="_5f_OOoComputerSpecial"> == </text:span><text:span text:style-name="_5f_OOoComputerIdent">lo</text:span><text:span text:style-name="_5f_OOoComputerSpecial">) 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d, when indexes meet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</text:span><text:span text:style-name="_5f_OOoComputerSpecial"> &gt;= </text:span><text:span text:style-name="_5f_OOoComputerIdent">j</text:span><text:span text:style-name="_5f_OOoComputerSpecial">) 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xchange values of elements standing on the wrong side of the pivot */</text:span></text:p>
      <text:p text:style-name="CodeC"><text:span text:style-name="_5f_OOoComputerSpecial"><text:s text:c="4"/></text:span><text:span text:style-name="_5f_OOoComputerIdent">exch</text:span><text:span text:style-name="_5f_OOoComputerSpecial">(</text:span><text:span text:style-name="_5f_OOoComputerIdent">v</text:span><text:span text:style-name="_5f_OOoComputerSpecial">, </text:span><text:span text:style-name="_5f_OOoComputerIdent">i</text:span><text:span text:style-name="_5f_OOoComputerSpecial">, </text:span><text:span text:style-name="_5f_OOoComputerIdent">j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xchange pivot with an element with index j */</text:span></text:p>
      <text:p text:style-name="CodeC"><text:span text:style-name="_5f_OOoComputerSpecial"><text:s text:c="2"/></text:span><text:span text:style-name="_5f_OOoComputerIdent">exch</text:span><text:span text:style-name="_5f_OOoComputerSpecial">(</text:span><text:span text:style-name="_5f_OOoComputerIdent">v</text:span><text:span text:style-name="_5f_OOoComputerSpecial">, </text:span><text:span text:style-name="_5f_OOoComputerIdent">lo</text:span><text:span text:style-name="_5f_OOoComputerSpecial">, </text:span><text:span text:style-name="_5f_OOoComputerIdent">j</text:span><text:span text:style-name="_5f_OOoComputerSpecial">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ew pivot */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j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an array in descending order; takes array, lowest and highest indexes of the subarray that should be sorted. */</text:span></text:p>
      <text:p text:style-name="CodeC"><text:span text:style-name="_5f_OOoComputerKeyWord">void</text:span><text:span text:style-name="_5f_OOoComputerSpecial"> </text:span><text:span text:style-name="_5f_OOoComputerIdent">quicksort</text:span><text:span text:style-name="_5f_OOoComputerSpecial">(</text:span><text:span text:style-name="_5f_OOoComputerKeyWord">int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lo</text:span><text:span text:style-name="_5f_OOoComputerSpecial">, </text:span><text:span text:style-name="_5f_OOoComputerKeyWord">int</text:span><text:span text:style-name="_5f_OOoComputerSpecial"> </text:span><text:span text:style-name="_5f_OOoComputerIdent">hi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Base case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hi</text:span><text:span text:style-name="_5f_OOoComputerSpecial"> &lt;= </text:span><text:span text:style-name="_5f_OOoComputerIdent">lo</text:span><text:span text:style-name="_5f_OOoComputerSpecial">) </text:span><text:span text:style-name="_5f_OOoComputerKeyWord">return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ew pivot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Ident">partition</text:span><text:span text:style-name="_5f_OOoComputerSpecial">(</text:span><text:span text:style-name="_5f_OOoComputerIdent">v</text:span><text:span text:style-name="_5f_OOoComputerSpecial">, </text:span><text:span text:style-name="_5f_OOoComputerIdent">lo</text:span><text:span text:style-name="_5f_OOoComputerSpecial">, </text:span><text:span text:style-name="_5f_OOoComputerIdent">hi</text:span><text:span text:style-name="_5f_OOoComputerSpecial">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ort left side */</text:span></text:p>
      <text:p text:style-name="CodeC"><text:span text:style-name="_5f_OOoComputerSpecial"><text:s text:c="2"/></text:span><text:span text:style-name="_5f_OOoComputerIdent">quicksort</text:span><text:span text:style-name="_5f_OOoComputerSpecial">(</text:span><text:span text:style-name="_5f_OOoComputerIdent">v</text:span><text:span text:style-name="_5f_OOoComputerSpecial">, </text:span><text:span text:style-name="_5f_OOoComputerIdent">lo</text:span><text:span text:style-name="_5f_OOoComputerSpecial">, </text:span><text:span text:style-name="_5f_OOoComputerIdent">j</text:span><text:span text:style-name="_5f_OOoComputerSpecial">-</text:span><text:span text:style-name="_5f_OOoComputerLiteral">1</text:span><text:span text:style-name="_5f_OOoComputerSpecial">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ort right side */</text:span></text:p>
      <text:p text:style-name="CodeC"><text:span text:style-name="_5f_OOoComputerSpecial"><text:s text:c="2"/></text:span><text:span text:style-name="_5f_OOoComputerIdent">quicksort</text:span><text:span text:style-name="_5f_OOoComputerSpecial">(</text:span><text:span text:style-name="_5f_OOoComputerIdent">v</text:span><text:span text:style-name="_5f_OOoComputerSpecial">, </text:span><text:span text:style-name="_5f_OOoComputerIdent">lo</text:span><text:span text:style-name="_5f_OOoComputerSpecial">+</text:span><text:span text:style-name="_5f_OOoComputerLiteral">1</text:span><text:span text:style-name="_5f_OOoComputerSpecial">, </text:span><text:span text:style-name="_5f_OOoComputerIdent">hi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the matrix regarding each column's elements' values, in descending order */</text:span></text:p>
      <text:p text:style-name="CodeC"><text:span text:style-name="_5f_OOoComputerKeyWord">void</text:span><text:span text:style-name="_5f_OOoComputerSpecial"> </text:span><text:span text:style-name="_5f_OOoComputerIdent">sortColumns</text:span><text:span text:style-name="_5f_OOoComputerSpecial">(</text:span><text:span text:style-name="_5f_OOoComputerKeyWord">int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lumn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col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Index for the column each entry */</text:span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xtract single column */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Write from matrix to col */</text:span></text:p>
      <text:p text:style-name="CodeC"><text:span text:style-name="_5f_OOoComputerSpecial"><text:s text:c="6"/></text:span><text:span text:style-name="_5f_OOoComputerIdent">col</text:span><text:span text:style-name="_5f_OOoComputerSpecial">[</text:span><text:span text:style-name="_5f_OOoComputerIdent">k</text:span><text:span text:style-name="_5f_OOoComputerSpecial">++] = </text:span><text:span text:style-name="_5f_OOoComputerIdent">matrix</text:span><text:span text:style-name="_5f_OOoComputerSpecial">[</text:span><text:span text:style-name="_5f_OOoComputerIdent">j</text:span><text:span text:style-name="_5f_OOoComputerSpecial">][</text:span><text:span text:style-name="_5f_OOoComputerIdent">i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quicksort</text:span><text:span text:style-name="_5f_OOoComputerSpecial">(</text:span><text:span text:style-name="_5f_OOoComputerIdent">col</text:span><text:span text:style-name="_5f_OOoComputerSpecial">, </text:span><text:span text:style-name="_5f_OOoComputerLiteral">0</text:span><text:span text:style-name="_5f_OOoComputerSpecial">, </text:span><text:span text:style-name="_5f_OOoComputerLiteral">9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Reset k */</text:span></text:p>
      <text:p text:style-name="CodeC"><text:span text:style-name="_5f_OOoComputerSpecial"><text:s text:c="4"/>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oft-page-break/><text:span text:style-name="_5f_OOoComputerSpecial"><text:s text:c="6"/></text:span><text:span text:style-name="_5f_OOoComputerComment">/*</text:span><text:span text:style-name="_5f_OOoComputerSpecial"> </text:span><text:span text:style-name="_5f_OOoComputerComment">Write from column to matrix */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j</text:span><text:span text:style-name="_5f_OOoComputerSpecial">][</text:span><text:span text:style-name="_5f_OOoComputerIdent">i</text:span><text:span text:style-name="_5f_OOoComputerSpecial">] = </text:span><text:span text:style-name="_5f_OOoComputerIdent">col</text:span><text:span text:style-name="_5f_OOoComputerSpecial">[</text:span><text:span text:style-name="_5f_OOoComputerIdent">k</text:span><text:span text:style-name="_5f_OOoComputerSpecial">++]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h text:style-name="P22" text:outline-level="1"><text:bookmark-start text:name="__RefHeading___Toc2662_4068231033"/>Wyniki<text:bookmark-end text:name="__RefHeading___Toc2662_4068231033"/></text:h>
      <text:p text:style-name="CodeC">Matrix 10x10 of random numbers:</text:p>
      <text:p text:style-name="CodeC"><text:s text:c="4"/>74 <text:s text:c="3"/>58 <text:s text:c="4"/>2 <text:s text:c="3"/>44 <text:s text:c="3"/>97 <text:s text:c="3"/>83 <text:s text:c="3"/>27 <text:s text:c="3"/>74 <text:s text:c="3"/>81 <text:s text:c="3"/>55</text:p>
      <text:p text:style-name="CodeC"><text:s text:c="4"/>81 <text:s text:c="3"/>75 <text:s text:c="3"/>29 <text:s text:c="3"/>56 <text:s text:c="4"/>7 <text:s text:c="3"/>86 <text:s text:c="3"/>36 <text:s text:c="3"/>48 <text:s text:c="3"/>98 <text:s text:c="3"/>60</text:p>
      <text:p text:style-name="CodeC"><text:s text:c="4"/>60 <text:s text:c="3"/>39 <text:s text:c="4"/>4 <text:s text:c="3"/>20 <text:s text:c="3"/>32 <text:s text:c="3"/>20 <text:s text:c="4"/>4 <text:s text:c="3"/>27 <text:s text:c="3"/>69 <text:s text:c="3"/>88</text:p>
      <text:p text:style-name="CodeC"><text:s text:c="4"/>68 <text:s text:c="3"/>95 <text:s text:c="3"/>46 <text:s text:c="3"/>22 <text:s text:c="3"/>91 <text:s text:c="3"/>95 <text:s text:c="4"/>6 <text:s text:c="3"/>71 <text:s text:c="3"/>22 <text:s text:c="3"/>87</text:p>
      <text:p text:style-name="CodeC"><text:s text:c="4"/>26 <text:s text:c="4"/>3 <text:s text:c="3"/>62 <text:s text:c="4"/>7 <text:s text:c="3"/>11 <text:s text:c="3"/>21 <text:s text:c="3"/>93 <text:s text:c="4"/>0 <text:s text:c="3"/>69 <text:s text:c="3"/>91</text:p>
      <text:p text:style-name="CodeC"><text:s text:c="4"/>60 <text:s text:c="3"/>81 <text:s text:c="3"/>83 <text:s text:c="3"/>65 <text:s text:c="3"/>53 <text:s text:c="3"/>15 <text:s text:c="3"/>85 <text:s text:c="3"/>58 <text:s text:c="3"/>42 <text:s text:c="4"/>6</text:p>
      <text:p text:style-name="CodeC"><text:s text:c="4"/>46 <text:s text:c="3"/>63 <text:s text:c="4"/>2 <text:s text:c="3"/>44 <text:s text:c="3"/>85 <text:s text:c="3"/>93 <text:s text:c="3"/>91 <text:s text:c="3"/>43 <text:s text:c="3"/>64 <text:s text:c="3"/>13</text:p>
      <text:p text:style-name="CodeC"><text:s text:c="4"/>83 <text:s text:c="3"/>42 <text:s text:c="3"/>16 <text:s text:c="3"/>97 <text:s text:c="3"/>49 <text:s text:c="3"/>80 <text:s text:c="3"/>19 <text:s text:c="3"/>42 <text:s text:c="3"/>80 <text:s text:c="3"/>40</text:p>
      <text:p text:style-name="CodeC"><text:s text:c="4"/>86 <text:s text:c="3"/>40 <text:s text:c="3"/>22 <text:s text:c="3"/>69 <text:s text:c="3"/>57 <text:s text:c="3"/>75 <text:s text:c="3"/>36 <text:s text:c="3"/>43 <text:s text:c="3"/>85 <text:s text:c="3"/>31</text:p>
      <text:p text:style-name="CodeC"><text:s text:c="5"/>1 <text:s text:c="3"/>31 <text:s text:c="3"/>46 <text:s text:c="4"/>3 <text:s text:c="3"/>27 <text:s text:c="3"/>83 <text:s text:c="3"/>49 <text:s text:c="3"/>19 <text:s text:c="3"/>27 <text:s text:c="3"/>65</text:p>
      <text:p text:style-name="CodeC"/>
      <text:p text:style-name="CodeC">Matrix 10x10 of numbers sorted in descending order:</text:p>
      <text:p text:style-name="CodeC"><text:s text:c="4"/>86 <text:s text:c="3"/>95 <text:s text:c="3"/>83 <text:s text:c="3"/>97 <text:s text:c="3"/>97 <text:s text:c="3"/>95 <text:s text:c="3"/>93 <text:s text:c="3"/>74 <text:s text:c="3"/>98 <text:s text:c="3"/>91</text:p>
      <text:p text:style-name="CodeC"><text:s text:c="4"/>83 <text:s text:c="3"/>81 <text:s text:c="3"/>62 <text:s text:c="3"/>69 <text:s text:c="3"/>91 <text:s text:c="3"/>93 <text:s text:c="3"/>91 <text:s text:c="3"/>71 <text:s text:c="3"/>85 <text:s text:c="3"/>88</text:p>
      <text:p text:style-name="CodeC"><text:s text:c="4"/>81 <text:s text:c="3"/>75 <text:s text:c="3"/>46 <text:s text:c="3"/>65 <text:s text:c="3"/>85 <text:s text:c="3"/>86 <text:s text:c="3"/>85 <text:s text:c="3"/>58 <text:s text:c="3"/>81 <text:s text:c="3"/>87</text:p>
      <text:p text:style-name="CodeC"><text:s text:c="4"/>74 <text:s text:c="3"/>63 <text:s text:c="3"/>46 <text:s text:c="3"/>56 <text:s text:c="3"/>57 <text:s text:c="3"/>83 <text:s text:c="3"/>49 <text:s text:c="3"/>48 <text:s text:c="3"/>80 <text:s text:c="3"/>65</text:p>
      <text:p text:style-name="CodeC"><text:s text:c="4"/>68 <text:s text:c="3"/>58 <text:s text:c="3"/>29 <text:s text:c="3"/>44 <text:s text:c="3"/>53 <text:s text:c="3"/>83 <text:s text:c="3"/>36 <text:s text:c="3"/>43 <text:s text:c="3"/>69 <text:s text:c="3"/>60</text:p>
      <text:p text:style-name="CodeC"><text:s text:c="4"/>60 <text:s text:c="3"/>42 <text:s text:c="3"/>22 <text:s text:c="3"/>44 <text:s text:c="3"/>49 <text:s text:c="3"/>80 <text:s text:c="3"/>36 <text:s text:c="3"/>43 <text:s text:c="3"/>69 <text:s text:c="3"/>55</text:p>
      <text:p text:style-name="CodeC"><text:s text:c="4"/>60 <text:s text:c="3"/>40 <text:s text:c="3"/>16 <text:s text:c="3"/>22 <text:s text:c="3"/>32 <text:s text:c="3"/>75 <text:s text:c="3"/>27 <text:s text:c="3"/>42 <text:s text:c="3"/>64 <text:s text:c="3"/>40</text:p>
      <text:p text:style-name="CodeC"><text:s text:c="4"/>46 <text:s text:c="3"/>39 <text:s text:c="4"/>4 <text:s text:c="3"/>20 <text:s text:c="3"/>27 <text:s text:c="3"/>21 <text:s text:c="3"/>19 <text:s text:c="3"/>27 <text:s text:c="3"/>42 <text:s text:c="3"/>31</text:p>
      <text:p text:style-name="CodeC"><text:s text:c="4"/>26 <text:s text:c="3"/>31 <text:s text:c="4"/>2 <text:s text:c="4"/>7 <text:s text:c="3"/>11 <text:s text:c="3"/>20 <text:s text:c="4"/>6 <text:s text:c="3"/>19 <text:s text:c="3"/>27 <text:s text:c="3"/>13</text:p>
      <text:p text:style-name="CodeC"><text:s text:c="5"/>1 <text:s text:c="4"/>3 <text:s text:c="4"/>2 <text:s text:c="4"/>3 <text:s text:c="4"/>7 <text:s text:c="3"/>15 <text:s text:c="4"/>4 <text:s text:c="4"/>0 <text:s text:c="3"/>22 <text:s text:c="4"/>6</text:p>
      <text:h text:style-name="P22" text:outline-level="1"><text:bookmark-start text:name="__RefHeading___Toc2664_4068231033"/>Opis programu<text:bookmark-end text:name="__RefHeading___Toc2664_4068231033"/></text:h>
      <text:p text:style-name="P12">Program ma w swojej funkcji main() zadeklarowaną tablicę matrix[][]. Funkcja randomNumbersMatrix() bierze matrix[][] jako parametr i zapisuje do niej wygenerowane liczby losowe. Następnie saveMatrixToFile() zapisuje matrix[][] do pliku tekstowego „results.txt” w trybie zapisu „w”, z opisem „Matrix 10x10 of random numbers:\n”. Dalej, sortColumns() sortuje matrix[][] pod względem wartości kolumn, w kolejności malejącej. Posortowaną tablicę matrix[][], funkcja saveMatrixToFile(), zapisuje do pliku „results.txt”, w trybie zapisu rozszerzającego plik „a”, z opisem „Matrix 10x10 of numbers sorted in descending order:\n”.</text:p>
      <text:p text:style-name="P13">Funkcja randomNumbersMatrix() przyjmuje jako argument tablicę matrix[][] i zapisuje do niej liczby losowe wygenerowane z ziarna SEED, określonego w makrze.</text:p>
      <text:p text:style-name="P12">Funkcja saveMatrixToFile() przyjmuje w swoich parametrach macierz, która zostanie zapisana, nazwę pliku, do którego odbędzie się zapis, tryb zapisu („w”, „a”) oraz etykietę, do opisania zawartości zapisywanej tablicy. W razie wystąpienia błędu <text:span text:style-name="T4">otwarcia pliku o podanej nazwie, zwracany jest błąd oraz kończona funkcja.</text:span></text:p>
      <text:p text:style-name="P14">Funkcja sortColumns() <text:span text:style-name="T5">iteruje po wszystkich kolumnach tablicy matrix[][]. Do tablicy col[] zapisuje każdą kolumnę, którą potem przekazuje funkcji quicksort(). Następnie col[] jest nadpisywane do matrix[][].</text:span></text:p>
      <text:p text:style-name="P15">Funkcja quicksort() w sposób rekurencyjny sortuje tablicę <text:span text:style-name="T6">v[]</text:span> dostarczoną jej w parametrze. Kolejnymi jej parametrami są najniższy lo i najwyższy hi indeks tej tablicy. Funkcja kończy działanie jeśli hi &lt;= lo. W przeciwnym razie, wywołuje się funkcja partition(), która przeprowadza sortowanie oraz zwraca w swoim wyniku numer nowego <text:span text:style-name="T6">piwotu. Następnie rekurencyjnie sortowane są odpowiednio lewa, a następnie prawa strona od piwotu w tablicy v[].</text:span></text:p>
      <text:p text:style-name="P16">Funkcja partition() przyjmuje takie same parametry jak quicksort(). Ta funkcja odpowiada za zamiany dokonywane w v[]. Jeżeli wartość tablicy v[] po stronie piwotu, gdzie wartości powinny być większe od piwotu, jest od niego mniejsza, to dokonuje się zmiana tego elementu z wartością po lewej stronie piwotu z elementem, którego wartość powinna być mniejsza od piwotu, a jest większa. To działanie wykonywane w pętli while(). Poza pętlą odbywa się kolejne wywołanie funkcji dokonującej zmianę pozycji elementów. Dotyczy ono samego piwotu, który zamieniany jest pozycją z nowym piwotem, wartością j. Wartością zwracaną przez funkcję jest nowy piwot, j.</text:p>
      <text:h text:style-name="P22" text:outline-level="1"><text:bookmark-start text:name="__RefHeading___Toc2666_4068231033"/>Wnioski<text:bookmark-end text:name="__RefHeading___Toc2666_4068231033"/></text:h>
      <text:p text:style-name="P20">Przedstawione wyniki świadczą o swojej losowości. Posortowanie rekordów można ocenić w sposób wizualny, dla tak małej próby danych, i w ten sposób przekonać się o ich prawdziwośc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Kraków 2021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7T16:51:57.597238138</dc:date>
    <meta:editing-duration>PT7H7M30S</meta:editing-duration>
    <meta:editing-cycles>93</meta:editing-cycles>
    <meta:generator>LibreOffice/7.2.3.2$Linux_X86_64 LibreOffice_project/20$Build-2</meta:generator>
    <meta:document-statistic meta:table-count="1" meta:image-count="0" meta:object-count="4" meta:page-count="10" meta:paragraph-count="187" meta:word-count="1366" meta:character-count="8487" meta:non-whitespace-character-count="636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i mathvariant="italic">ij</mi>
      </msub>
      <mo stretchy="false">}</mo>
    </mrow>
    <annotation encoding="StarMath 5.0">A=\{ a_ij \}</annotation>
  </semantics>
</math>
</file>

<file path=Object 2/content.xml><?xml version="1.0" encoding="utf-8"?>
<math xmlns="http://www.w3.org/1998/Math/MathML" display="block">
  <semantics>
    <mrow>
      <mn>10</mn>
      <mo stretchy="false">×</mo>
      <mn>10</mn>
    </mrow>
    <annotation encoding="StarMath 5.0">10 times 10</annotation>
  </semantics>
</math>
</file>

<file path=Object 3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sub>
              <mi>a</mi>
              <mi mathvariant="italic">ij</mi>
            </msub>
          </mrow>
          <mo fence="true" form="postfix" stretchy="false">)</mo>
        </mrow>
        <mo stretchy="false">&lt;</mo>
        <mn>100</mn>
      </mrow>
    </mrow>
    <annotation encoding="StarMath 5.0">max( a_ij ) &lt; 100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i mathvariant="italic">ij</mi>
      </msub>
      <mo stretchy="false">}</mo>
    </mrow>
    <annotation encoding="StarMath 5.0">A=\{ a_ij \}</annotation>
  </semantics>
</math>
</file>